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0.45cm"/>
    </style:style>
    <style:style style:name="co5" style:family="table-column">
      <style:table-column-properties fo:break-before="auto" style:column-width="1.2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7cm" svg:height="9cm" svg:x="0cm" svg:y="4.064cm">
            <draw:object draw:notify-on-update-of-ranges="Tabelle1.A1:Tabelle1.A8 Tabelle1.C1:Tabelle1.C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cm" svg:height="9cm" svg:x="7.119cm" svg:y="4.066cm">
            <draw:object draw:notify-on-update-of-ranges="Tabelle1.A1:Tabelle1.A8 Tabelle1.D1:Tabelle1.D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cm" svg:height="9cm" svg:x="14.232cm" svg:y="4.083cm">
            <draw:object draw:notify-on-update-of-ranges="Tabelle1.A1:Tabelle1.A8 Tabelle1.E1:Tabelle1.E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cm" svg:height="9cm" svg:x="21.354cm" svg:y="4.072cm">
            <draw:object draw:notify-on-update-of-ranges="Tabelle1.A1:Tabelle1.A8 Tabelle1.F1:Tabelle1.F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]/25" office:value-type="float" office:value="0.12" calcext:value-type="float">
            <text:p/>
          </table:table-cell>
          <table:table-cell table:formula="of:=SUM([.$C$1:.C1])" office:value-type="float" office:value="0.12" calcext:value-type="float">
            <text:p/>
          </table:table-cell>
          <table:table-cell table:formula="of:=ROUND(7*[.D1])" office:value-type="float" office:value="1" calcext:value-type="float">
            <text:p/>
          </table:table-cell>
          <table:table-cell table:formula="of:=[.E1]/32" office:value-type="float" office:value="0.03125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2]/25" office:value-type="float" office:value="0.16" calcext:value-type="float">
            <text:p/>
          </table:table-cell>
          <table:table-cell table:formula="of:=SUM([.$C$1:.C2])" office:value-type="float" office:value="0.28" calcext:value-type="float">
            <text:p/>
          </table:table-cell>
          <table:table-cell table:formula="of:=ROUND(7*[.D2])" office:value-type="float" office:value="2" calcext:value-type="float">
            <text:p/>
          </table:table-cell>
          <table:table-cell table:formula="of:=[.E2]/32" office:value-type="float" office:value="0.0625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3]/25" office:value-type="float" office:value="0.16" calcext:value-type="float">
            <text:p/>
          </table:table-cell>
          <table:table-cell table:formula="of:=SUM([.$C$1:.C3])" office:value-type="float" office:value="0.44" calcext:value-type="float">
            <text:p/>
          </table:table-cell>
          <table:table-cell table:formula="of:=ROUND(7*[.D3])" office:value-type="float" office:value="3" calcext:value-type="float">
            <text:p/>
          </table:table-cell>
          <table:table-cell table:formula="of:=[.E3]/32" office:value-type="float" office:value="0.09375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4]/25" office:value-type="float" office:value="0.08" calcext:value-type="float">
            <text:p/>
          </table:table-cell>
          <table:table-cell table:formula="of:=SUM([.$C$1:.C4])" office:value-type="float" office:value="0.52" calcext:value-type="float">
            <text:p/>
          </table:table-cell>
          <table:table-cell table:formula="of:=ROUND(7*[.D4])" office:value-type="float" office:value="4" calcext:value-type="float">
            <text:p/>
          </table:table-cell>
          <table:table-cell table:formula="of:=[.E4]/32" office:value-type="float" office:value="0.125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5]/25" office:value-type="float" office:value="0.08" calcext:value-type="float">
            <text:p/>
          </table:table-cell>
          <table:table-cell table:formula="of:=SUM([.$C$1:.C5])" office:value-type="float" office:value="0.6" calcext:value-type="float">
            <text:p/>
          </table:table-cell>
          <table:table-cell table:formula="of:=ROUND(7*[.D5])" office:value-type="float" office:value="4" calcext:value-type="float">
            <text:p/>
          </table:table-cell>
          <table:table-cell table:formula="of:=[.E5]/32" office:value-type="float" office:value="0.125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6]/25" office:value-type="float" office:value="0.08" calcext:value-type="float">
            <text:p/>
          </table:table-cell>
          <table:table-cell table:formula="of:=SUM([.$C$1:.C6])" office:value-type="float" office:value="0.68" calcext:value-type="float">
            <text:p/>
          </table:table-cell>
          <table:table-cell table:formula="of:=ROUND(7*[.D6])" office:value-type="float" office:value="5" calcext:value-type="float">
            <text:p/>
          </table:table-cell>
          <table:table-cell table:formula="of:=[.E6]/32" office:value-type="float" office:value="0.15625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B7]/25" office:value-type="float" office:value="0.12" calcext:value-type="float">
            <text:p/>
          </table:table-cell>
          <table:table-cell table:formula="of:=SUM([.$C$1:.C7])" office:value-type="float" office:value="0.8" calcext:value-type="float">
            <text:p/>
          </table:table-cell>
          <table:table-cell table:formula="of:=ROUND(7*[.D7])" office:value-type="float" office:value="6" calcext:value-type="float">
            <text:p/>
          </table:table-cell>
          <table:table-cell table:formula="of:=[.E7]/32" office:value-type="float" office:value="0.1875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8]/25" office:value-type="float" office:value="0.2" calcext:value-type="float">
            <text:p/>
          </table:table-cell>
          <table:table-cell table:formula="of:=SUM([.$C$1:.C8])" office:value-type="float" office:value="1" calcext:value-type="float">
            <text:p/>
          </table:table-cell>
          <table:table-cell table:formula="of:=ROUND(7*[.D8])" office:value-type="float" office:value="7" calcext:value-type="float">
            <text:p/>
          </table:table-cell>
          <table:table-cell table:formula="of:=[.E8]/32" office:value-type="float" office:value="0.21875" calcext:value-type="float">
            <text:p/>
          </table:table-cell>
        </table:table-row>
        <table:table-row table:style-name="ro1">
          <table:table-cell/>
          <table:table-cell table:formula="of:=SUM([.B1:.B8])" office:value-type="float" office:value="25" calcext:value-type="float">
            <text:p/>
          </table:table-cell>
          <table:table-cell table:formula="of:=SUM([.C1:.C8])" office:value-type="float" office:value="1" calcext:value-type="float">
            <text:p/>
          </table:table-cell>
          <table:table-cell table:formula="of:=SUM([.D1:.D8])" office:value-type="float" office:value="4.44" calcext:value-type="float">
            <text:p/>
          </table:table-cell>
          <table:table-cell table:formula="of:=SUM([.E1:.E8])" office:value-type="float" office:value="32" calcext:value-type="float">
            <text:p/>
          </table:table-cell>
          <table:table-cell table:formula="of:=SUM([.F1:.F8])" office:value-type="float" office:value="1" calcext:value-type="float">
            <text:p/>
          </table:table-cell>
        </table:table-row>
      </table:table>
      <table:table table:name="Tabelle1_2" table:style-name="ta1">
        <table:shapes>
          <draw:frame draw:z-index="0" draw:style-name="gr1" draw:text-style-name="P1" svg:width="7cm" svg:height="9cm" svg:x="0cm" svg:y="4.564cm">
            <draw:object draw:notify-on-update-of-ranges="Tabelle1_2.A2:Tabelle1_2.A9 Tabelle1_2.C2:Tabelle1_2.C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7cm" svg:height="9cm" svg:x="7.119cm" svg:y="4.566cm">
            <draw:object draw:notify-on-update-of-ranges="Tabelle1_2.A2:Tabelle1_2.A9 Tabelle1_2.E2:Tabelle1_2.E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7cm" svg:height="9cm" svg:x="14.254cm" svg:y="4.572cm">
            <draw:object draw:notify-on-update-of-ranges="Tabelle1_2.A2:Tabelle1_2.A9 Tabelle1_2.H2:Tabelle1_2.H9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1" table:number-columns-repeated="1003" table:default-cell-style-name="Default"/>
        <table:table-row table:style-name="ro1">
          <table:table-cell office:value-type="string" calcext:value-type="string">
            <text:p>Wert</text:p>
          </table:table-cell>
          <table:table-cell office:value-type="string" calcext:value-type="string">
            <text:p>p abs.</text:p>
          </table:table-cell>
          <table:table-cell office:value-type="string" calcext:value-type="string">
            <text:p>p rel.</text:p>
          </table:table-cell>
          <table:table-cell office:value-type="string" calcext:value-type="string">
            <text:p>p Summe abs.</text:p>
          </table:table-cell>
          <table:table-cell office:value-type="string" calcext:value-type="string">
            <text:p>p Summe rel.</text:p>
          </table:table-cell>
          <table:table-cell table:style-name="ce2" office:value-type="string" calcext:value-type="string">
            <text:p>Ω Wert</text:p>
          </table:table-cell>
          <table:table-cell table:style-name="ce2" office:value-type="string" calcext:value-type="string">
            <text:p>p neu abs.</text:p>
          </table:table-cell>
          <table:table-cell office:value-type="string" calcext:value-type="string">
            <text:p>p neu rel.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2]/[.$B$10]" office:value-type="float" office:value="0.12" calcext:value-type="float">
            <text:p/>
          </table:table-cell>
          <table:table-cell table:formula="of:=SUM([.$B$2:.B2])" office:value-type="float" office:value="3" calcext:value-type="float">
            <text:p/>
          </table:table-cell>
          <table:table-cell table:formula="of:=SUM([.$C$2:.C2])" office:value-type="float" office:value="0.12" calcext:value-type="float">
            <text:p/>
          </table:table-cell>
          <table:table-cell table:formula="of:=ROUND((8/[.$B$10])*[.D2])-1" office:value-type="float" office:value="0" calcext:value-type="float">
            <text:p/>
          </table:table-cell>
          <table:table-cell office:value-type="float" office:value="3" calcext:value-type="float">
            <text:p>3</text:p>
          </table:table-cell>
          <table:table-cell table:formula="of:=[.G2]/[.$B$10]" office:value-type="float" office:value="0.12" calcext:value-type="float"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B3]/[.$B$10]" office:value-type="float" office:value="0.16" calcext:value-type="float">
            <text:p/>
          </table:table-cell>
          <table:table-cell table:style-name="ce1" table:formula="of:=SUM([.$B$2:.B3])" office:value-type="float" office:value="7" calcext:value-type="float">
            <text:p/>
          </table:table-cell>
          <table:table-cell table:style-name="ce1" table:formula="of:=SUM([.$C$2:.C3])" office:value-type="float" office:value="0.28" calcext:value-type="float">
            <text:p/>
          </table:table-cell>
          <table:table-cell table:style-name="ce1" table:formula="of:=ROUND((8/[.$B$10])*[.D3])-1" office:value-type="float" office:value="1" calcext:value-type="float">
            <text:p/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G3]/[.$B$10]" office:value-type="float" office:value="0.16" calcext:value-type="float">
            <text:p/>
          </table:table-cell>
          <table:table-cell table:style-name="ce1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4]/[.$B$10]" office:value-type="float" office:value="0.16" calcext:value-type="float">
            <text:p/>
          </table:table-cell>
          <table:table-cell table:formula="of:=SUM([.$B$2:.B4])" office:value-type="float" office:value="11" calcext:value-type="float">
            <text:p/>
          </table:table-cell>
          <table:table-cell table:formula="of:=SUM([.$C$2:.C4])" office:value-type="float" office:value="0.44" calcext:value-type="float">
            <text:p/>
          </table:table-cell>
          <table:table-cell table:formula="of:=ROUND((8/[.$B$10])*[.D4])-1" office:value-type="float" office:value="3" calcext:value-type="float">
            <text:p/>
          </table:table-cell>
          <table:table-cell office:value-type="float" office:value="0" calcext:value-type="float">
            <text:p>0</text:p>
          </table:table-cell>
          <table:table-cell table:formula="of:=[.G4]/[.$B$10]" office:value-type="float" office:value="0" calcext:value-type="float"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B5]/[.$B$10]" office:value-type="float" office:value="0.08" calcext:value-type="float">
            <text:p/>
          </table:table-cell>
          <table:table-cell table:style-name="ce1" table:formula="of:=SUM([.$B$2:.B5])" office:value-type="float" office:value="13" calcext:value-type="float">
            <text:p/>
          </table:table-cell>
          <table:table-cell table:style-name="ce1" table:formula="of:=SUM([.$C$2:.C5])" office:value-type="float" office:value="0.52" calcext:value-type="float">
            <text:p/>
          </table:table-cell>
          <table:table-cell table:style-name="ce1" table:formula="of:=ROUND((8/[.$B$10])*[.D5])-1" office:value-type="float" office:value="3" calcext:value-type="float">
            <text:p/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[.G5]/[.$B$10]" office:value-type="float" office:value="0.24" calcext:value-type="float">
            <text:p/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6]/[.$B$10]" office:value-type="float" office:value="0.08" calcext:value-type="float">
            <text:p/>
          </table:table-cell>
          <table:table-cell table:formula="of:=SUM([.$B$2:.B6])" office:value-type="float" office:value="15" calcext:value-type="float">
            <text:p/>
          </table:table-cell>
          <table:table-cell table:formula="of:=SUM([.$C$2:.C6])" office:value-type="float" office:value="0.6" calcext:value-type="float">
            <text:p/>
          </table:table-cell>
          <table:table-cell table:formula="of:=ROUND((8/[.$B$10])*[.D6])-1" office:value-type="float" office:value="4" calcext:value-type="float">
            <text:p/>
          </table:table-cell>
          <table:table-cell office:value-type="float" office:value="4" calcext:value-type="float">
            <text:p>4</text:p>
          </table:table-cell>
          <table:table-cell table:formula="of:=[.G6]/[.$B$10]" office:value-type="float" office:value="0.16" calcext:value-type="float"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B7]/[.$B$10]" office:value-type="float" office:value="0.08" calcext:value-type="float">
            <text:p/>
          </table:table-cell>
          <table:table-cell table:style-name="ce1" table:formula="of:=SUM([.$B$2:.B7])" office:value-type="float" office:value="17" calcext:value-type="float">
            <text:p/>
          </table:table-cell>
          <table:table-cell table:style-name="ce1" table:formula="of:=SUM([.$C$2:.C7])" office:value-type="float" office:value="0.68" calcext:value-type="float">
            <text:p/>
          </table:table-cell>
          <table:table-cell table:style-name="ce1" table:formula="of:=ROUND((8/[.$B$10])*[.D7])-1" office:value-type="float" office:value="4" calcext:value-type="float">
            <text:p/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G7]/[.$B$10]" office:value-type="float" office:value="0.12" calcext:value-type="float">
            <text:p/>
          </table:table-cell>
          <table:table-cell table:style-name="ce1"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B8]/[.$B$10]" office:value-type="float" office:value="0.12" calcext:value-type="float">
            <text:p/>
          </table:table-cell>
          <table:table-cell table:formula="of:=SUM([.$B$2:.B8])" office:value-type="float" office:value="20" calcext:value-type="float">
            <text:p/>
          </table:table-cell>
          <table:table-cell table:formula="of:=SUM([.$C$2:.C8])" office:value-type="float" office:value="0.8" calcext:value-type="float">
            <text:p/>
          </table:table-cell>
          <table:table-cell table:formula="of:=ROUND((8/[.$B$10])*[.D8])-1" office:value-type="float" office:value="5" calcext:value-type="float">
            <text:p/>
          </table:table-cell>
          <table:table-cell office:value-type="float" office:value="0" calcext:value-type="float">
            <text:p>0</text:p>
          </table:table-cell>
          <table:table-cell table:formula="of:=[.G8]/[.$B$10]" office:value-type="float" office:value="0" calcext:value-type="float">
            <text:p/>
          </table:table-cell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B9]/[.$B$10]" office:value-type="float" office:value="0.2" calcext:value-type="float">
            <text:p/>
          </table:table-cell>
          <table:table-cell table:style-name="ce1" table:formula="of:=SUM([.$B$2:.B9])" office:value-type="float" office:value="25" calcext:value-type="float">
            <text:p/>
          </table:table-cell>
          <table:table-cell table:style-name="ce1" table:formula="of:=SUM([.$C$2:.C9])" office:value-type="float" office:value="1" calcext:value-type="float">
            <text:p/>
          </table:table-cell>
          <table:table-cell table:style-name="ce1" table:formula="of:=ROUND((8/[.$B$10])*[.D9])-1" office:value-type="float" office:value="7" calcext:value-type="float">
            <text:p/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G9]/[.$B$10]" office:value-type="float" office:value="0.2" calcext:value-type="float">
            <text:p/>
          </table:table-cell>
          <table:table-cell table:style-name="ce1" table:number-columns-repeated="1016"/>
        </table:table-row>
        <table:table-row table:style-name="ro1">
          <table:table-cell/>
          <table:table-cell table:formula="of:=SUM([.B2:.B9])" office:value-type="float" office:value="25" calcext:value-type="float">
            <text:p/>
          </table:table-cell>
          <table:table-cell table:formula="of:=SUM([.C2:.C9])" office:value-type="float" office:value="1" calcext:value-type="float">
            <text:p/>
          </table:table-cell>
          <table:table-cell table:formula="of:=SUM([.D2:.D9])" office:value-type="float" office:value="111" calcext:value-type="float">
            <text:p/>
          </table:table-cell>
          <table:table-cell table:formula="of:=SUM([.E2:.E9])" office:value-type="float" office:value="4.44" calcext:value-type="float">
            <text:p/>
          </table:table-cell>
          <table:table-cell table:formula="of:=SUM([.F2:.F9])" office:value-type="float" office:value="27" calcext:value-type="float">
            <text:p/>
          </table:table-cell>
          <table:table-cell table:formula="of:=SUM([.G2:.G9])" office:value-type="float" office:value="25" calcext:value-type="float">
            <text:p/>
          </table:table-cell>
          <table:table-cell table:formula="of:=[.F10]/[.$F$10]" office:value-type="float" office:value="1" calcext:value-type="float">
            <text:p/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6T15:42:21.689000000</meta:creation-date>
    <dc:date>2014-05-26T22:39:42.917000000</dc:date>
    <meta:editing-duration>PT5H13M34S</meta:editing-duration>
    <meta:editing-cycles>16</meta:editing-cycles>
    <meta:generator>LibreOffice/4.2.3.3$Windows_x86 LibreOffice_project/882f8a0a489bc99a9e60c7905a60226254cb6ff0</meta:generator>
    <meta:document-statistic meta:table-count="2" meta:cell-count="18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c0c0c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ffffff" draw:fill-color="#ff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00000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01cm" svg:height="9.001cm" xlink:href=".." xlink:type="simple" chart:class="chart:line" chart:style-name="ch1">
        <chart:title svg:x="2.279cm" svg:y="0.316cm" chart:style-name="ch2">
          <text:p>Histogramm</text:p>
        </chart:title>
        <chart:plot-area chart:style-name="ch3" table:cell-range-address="Tabelle1.A1:Tabelle1.A8 Tabelle1.C1:Tabelle1.C8" chart:data-source-has-labels="both" svg:x="1.151cm" svg:y="1.635cm" svg:width="5.57cm" svg:height="6.205cm">
          <chartooo:coordinate-region svg:x="1.878cm" svg:y="1.834cm" svg:width="4.749cm" svg:height="5.359cm"/>
          <chart:axis chart:dimension="x" chart:name="primary-x" chart:style-name="ch4" chartooo:axis-type="auto">
            <chartooo:date-scale/>
            <chart:title svg:x="3.217cm" svg:y="8.02cm" chart:style-name="ch5">
              <text:p>Grauwert</text:p>
            </chart:title>
            <chart:categories table:cell-range-address="Tabelle1.A1:Tabelle1.A8"/>
          </chart:axis>
          <chart:axis chart:dimension="y" chart:name="primary-y" chart:style-name="ch6">
            <chart:title svg:x="0.451cm" svg:y="5.826cm" chart:style-name="ch7">
              <text:p>rel. Häuffigkeit</text:p>
            </chart:title>
            <chart:grid chart:style-name="ch8" chart:class="major"/>
          </chart:axis>
          <chart:series chart:style-name="ch9" chart:values-cell-range-address="Tabelle1.C1:Tabelle1.C8" chart:label-cell-address="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uwe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1.A1:Tabelle1.A8</svg:desc>
                </draw:g>
              </table:table-cell>
              <table:table-cell office:value-type="float" office:value="0.12">
                <text:p>0.12</text:p>
                <draw:g>
                  <svg:desc>Tabelle1.C1:Tabelle1.C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c0c0c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ffffff" draw:fill="none" draw:fill-color="#ff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00000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01cm" svg:height="9.001cm" xlink:href=".." xlink:type="simple" chart:class="chart:line" chart:style-name="ch1">
        <chart:title svg:x="0.811cm" svg:y="0.316cm" chart:style-name="ch2">
          <text:p>Summenwahrscheinlichkeit</text:p>
        </chart:title>
        <chart:plot-area chart:style-name="ch3" table:cell-range-address="Tabelle1.A1:Tabelle1.A8 Tabelle1.D1:Tabelle1.D8" chart:data-source-has-labels="column" svg:x="1.151cm" svg:y="1.635cm" svg:width="5.57cm" svg:height="6.205cm">
          <chartooo:coordinate-region svg:x="1.878cm" svg:y="1.834cm" svg:width="4.749cm" svg:height="5.359cm"/>
          <chart:axis chart:dimension="x" chart:name="primary-x" chart:style-name="ch4" chartooo:axis-type="auto">
            <chartooo:date-scale/>
            <chart:title svg:x="3.217cm" svg:y="8.02cm" chart:style-name="ch5">
              <text:p>Grauwert</text:p>
            </chart:title>
            <chart:categories table:cell-range-address="Tabelle1.A1:Tabelle1.A8"/>
          </chart:axis>
          <chart:axis chart:dimension="y" chart:name="primary-y" chart:style-name="ch6">
            <chart:title svg:x="0.451cm" svg:y="6.17cm" chart:style-name="ch7">
              <text:p>Wahrscheinlichkeit</text:p>
            </chart:title>
            <chart:grid chart:style-name="ch8" chart:class="major"/>
          </chart:axis>
          <chart:series chart:style-name="ch9" chart:values-cell-range-address="Tabelle1.D1:Tabelle1.D8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1.A1:Tabelle1.A8</svg:desc>
                </draw:g>
              </table:table-cell>
              <table:table-cell office:value-type="float" office:value="0.12">
                <text:p>0.12</text:p>
                <draw:g>
                  <svg:desc>Tabelle1.D1:Tabelle1.D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c0c0c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7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ffffff" draw:fill-color="#ff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00000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01cm" svg:height="9.001cm" xlink:href=".." xlink:type="simple" chart:class="chart:line" chart:style-name="ch1">
        <chart:title svg:x="1.366cm" svg:y="0.316cm" chart:style-name="ch2">
          <text:p>Histogrammausgleich</text:p>
        </chart:title>
        <chart:plot-area chart:style-name="ch3" table:cell-range-address="Tabelle1.A1:Tabelle1.A8 Tabelle1.E1:Tabelle1.E8" chart:data-source-has-labels="column" svg:x="1.151cm" svg:y="1.635cm" svg:width="5.57cm" svg:height="6.205cm">
          <chartooo:coordinate-region svg:x="1.587cm" svg:y="1.834cm" svg:width="5.04cm" svg:height="5.359cm"/>
          <chart:axis chart:dimension="x" chart:name="primary-x" chart:style-name="ch4" chartooo:axis-type="auto">
            <chartooo:date-scale/>
            <chart:title svg:x="3.217cm" svg:y="8.02cm" chart:style-name="ch5">
              <text:p>Grauwert</text:p>
            </chart:title>
            <chart:categories table:cell-range-address="Tabelle1.A1:Tabelle1.A8"/>
          </chart:axis>
          <chart:axis chart:dimension="y" chart:name="primary-y" chart:style-name="ch6">
            <chart:title svg:x="0.451cm" svg:y="5.826cm" chart:style-name="ch7">
              <text:p>rel. Häuffigkeit</text:p>
            </chart:title>
            <chart:grid chart:style-name="ch8" chart:class="major"/>
          </chart:axis>
          <chart:series chart:style-name="ch9" chart:values-cell-range-address="Tabelle1.E1:Tabelle1.E8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1.A1:Tabelle1.A8</svg:desc>
                </draw:g>
              </table:table-cell>
              <table:table-cell office:value-type="float" office:value="1">
                <text:p>1</text:p>
                <draw:g>
                  <svg:desc>Tabelle1.E1:Tabelle1.E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c0c0c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ffffff" draw:fill-color="#ff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00000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01cm" svg:height="9.001cm" xlink:href=".." xlink:type="simple" chart:class="chart:line" chart:style-name="ch1">
        <chart:title svg:x="1.895cm" svg:y="0.315cm" chart:style-name="ch2">
          <text:p>Ausgeglichenes
Histogramm</text:p>
        </chart:title>
        <chart:plot-area chart:style-name="ch3" table:cell-range-address="Tabelle1.A1:Tabelle1.A8 Tabelle1.F1:Tabelle1.F8" chart:data-source-has-labels="column" svg:x="1.15cm" svg:y="1.6cm" svg:width="5.57cm" svg:height="6.205cm">
          <chartooo:coordinate-region svg:x="1.877cm" svg:y="1.799cm" svg:width="4.749cm" svg:height="5.359cm"/>
          <chart:axis chart:dimension="x" chart:name="primary-x" chart:style-name="ch4" chartooo:axis-type="auto">
            <chartooo:date-scale/>
            <chart:title svg:x="3.216cm" svg:y="7.985cm" chart:style-name="ch5">
              <text:p>Grauwert</text:p>
            </chart:title>
            <chart:categories table:cell-range-address="Tabelle1.A1:Tabelle1.A8"/>
          </chart:axis>
          <chart:axis chart:dimension="y" chart:name="primary-y" chart:style-name="ch6">
            <chart:title svg:x="0.45cm" svg:y="5.791cm" chart:style-name="ch7">
              <text:p>rel. Häuffigkeit</text:p>
            </chart:title>
            <chart:grid chart:style-name="ch8" chart:class="major"/>
          </chart:axis>
          <chart:series chart:style-name="ch9" chart:values-cell-range-address="Tabelle1.F1:Tabelle1.F8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1.A1:Tabelle1.A8</svg:desc>
                </draw:g>
              </table:table-cell>
              <table:table-cell office:value-type="float" office:value="0.03125">
                <text:p>0.03125</text:p>
                <draw:g>
                  <svg:desc>Tabelle1.F1:Tabelle1.F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1875">
                <text:p>0.218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c0c0c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00000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01cm" svg:height="9.001cm" xlink:href=".." xlink:type="simple" chart:class="chart:bar" chart:style-name="ch1">
        <chart:title svg:x="2.279cm" svg:y="0.316cm" chart:style-name="ch2">
          <text:p>Histogramm</text:p>
        </chart:title>
        <chart:plot-area chart:style-name="ch3" table:cell-range-address="Tabelle1_2.A2:Tabelle1_2.A9 Tabelle1_2.C2:Tabelle1_2.C9" chart:data-source-has-labels="column" svg:x="1.151cm" svg:y="1.635cm" svg:width="5.57cm" svg:height="6.205cm">
          <chartooo:coordinate-region svg:x="1.878cm" svg:y="1.834cm" svg:width="4.843cm" svg:height="5.359cm"/>
          <chart:axis chart:dimension="x" chart:name="primary-x" chart:style-name="ch4" chartooo:axis-type="auto">
            <chartooo:date-scale/>
            <chart:title svg:x="3.217cm" svg:y="8.02cm" chart:style-name="ch5">
              <text:p>Grauwert</text:p>
            </chart:title>
            <chart:categories table:cell-range-address="Tabelle1_2.A2:Tabelle1_2.A9"/>
          </chart:axis>
          <chart:axis chart:dimension="y" chart:name="primary-y" chart:style-name="ch6">
            <chart:title svg:x="0.451cm" svg:y="5.826cm" chart:style-name="ch7">
              <text:p>rel. Häuffigkeit</text:p>
            </chart:title>
            <chart:grid chart:style-name="ch8" chart:class="major"/>
          </chart:axis>
          <chart:series chart:style-name="ch9" chart:values-cell-range-address="Tabelle1_2.C2:Tabelle1_2.C9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1_2.A2:Tabelle1_2.A9</svg:desc>
                </draw:g>
              </table:table-cell>
              <table:table-cell office:value-type="float" office:value="0.12">
                <text:p>0.12</text:p>
                <draw:g>
                  <svg:desc>Tabelle1_2.C2:Tabelle1_2.C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c0c0c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ffffff" draw:fill="none" draw:fill-color="#ff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00000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01cm" svg:height="9.001cm" xlink:href=".." xlink:type="simple" chart:class="chart:line" chart:style-name="ch1">
        <chart:title svg:x="0.811cm" svg:y="0.316cm" chart:style-name="ch2">
          <text:p>Summenwahrscheinlichkeit</text:p>
        </chart:title>
        <chart:plot-area chart:style-name="ch3" table:cell-range-address="Tabelle1_2.A2:Tabelle1_2.A9 Tabelle1_2.E2:Tabelle1_2.E9" chart:data-source-has-labels="column" svg:x="1.151cm" svg:y="1.635cm" svg:width="5.57cm" svg:height="6.205cm">
          <chartooo:coordinate-region svg:x="1.878cm" svg:y="1.834cm" svg:width="4.749cm" svg:height="5.359cm"/>
          <chart:axis chart:dimension="x" chart:name="primary-x" chart:style-name="ch4" chartooo:axis-type="auto">
            <chartooo:date-scale/>
            <chart:title svg:x="3.217cm" svg:y="8.02cm" chart:style-name="ch5">
              <text:p>Grauwert</text:p>
            </chart:title>
            <chart:categories table:cell-range-address="Tabelle1_2.A2:Tabelle1_2.A9"/>
          </chart:axis>
          <chart:axis chart:dimension="y" chart:name="primary-y" chart:style-name="ch6">
            <chart:title svg:x="0.451cm" svg:y="6.17cm" chart:style-name="ch7">
              <text:p>Wahrscheinlichkeit</text:p>
            </chart:title>
            <chart:grid chart:style-name="ch8" chart:class="major"/>
          </chart:axis>
          <chart:series chart:style-name="ch9" chart:values-cell-range-address="Tabelle1_2.E2:Tabelle1_2.E9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1_2.A2:Tabelle1_2.A9</svg:desc>
                </draw:g>
              </table:table-cell>
              <table:table-cell office:value-type="float" office:value="0.12">
                <text:p>0.12</text:p>
                <draw:g>
                  <svg:desc>Tabelle1_2.E2:Tabelle1_2.E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c0c0c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00000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01cm" svg:height="9.001cm" xlink:href=".." xlink:type="simple" chart:class="chart:bar" chart:style-name="ch1">
        <chart:title svg:x="1.895cm" svg:y="0.315cm" chart:style-name="ch2">
          <text:p>Ausgeglichenes
Histogramm</text:p>
        </chart:title>
        <chart:plot-area chart:style-name="ch3" table:cell-range-address="Tabelle1_2.A2:Tabelle1_2.A9 Tabelle1_2.H2:Tabelle1_2.H9" chart:data-source-has-labels="column" svg:x="1.15cm" svg:y="1.6cm" svg:width="5.476cm" svg:height="6.205cm">
          <chartooo:coordinate-region svg:x="1.877cm" svg:y="1.799cm" svg:width="4.749cm" svg:height="5.359cm"/>
          <chart:axis chart:dimension="x" chart:name="primary-x" chart:style-name="ch4" chartooo:axis-type="auto">
            <chartooo:date-scale/>
            <chart:title svg:x="3.169cm" svg:y="7.985cm" chart:style-name="ch5">
              <text:p>Grauwert</text:p>
            </chart:title>
            <chart:categories table:cell-range-address="Tabelle1_2.A2:Tabelle1_2.A9"/>
          </chart:axis>
          <chart:axis chart:dimension="y" chart:name="primary-y" chart:style-name="ch6">
            <chart:title svg:x="0.45cm" svg:y="5.791cm" chart:style-name="ch7">
              <text:p>rel. Häuffigkeit</text:p>
            </chart:title>
            <chart:grid chart:style-name="ch8" chart:class="major"/>
          </chart:axis>
          <chart:series chart:style-name="ch9" chart:values-cell-range-address="Tabelle1_2.H2:Tabelle1_2.H9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1_2.A2:Tabelle1_2.A9</svg:desc>
                </draw:g>
              </table:table-cell>
              <table:table-cell office:value-type="float" office:value="0.12">
                <text:p>0.12</text:p>
                <draw:g>
                  <svg:desc>Tabelle1_2.H2:Tabelle1_2.H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